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1.813cm" svg:y="2.266cm">
            <draw:object draw:notify-on-update-of-ranges="Лист1.D8:Лист1.D8 Лист1.D9:Лист1.D20 Лист1.E8:Лист1.E8 Лист1.E9:Лист1.E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38.687cm" svg:y="12.09cm">
            <draw:object draw:notify-on-update-of-ranges="Лист1.D9:Лист1.D20 Лист1.F8:Лист1.F8 Лист1.F9:Лист1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38.687cm" svg:y="2.2cm">
            <draw:object draw:notify-on-update-of-ranges="Лист1.D9:Лист1.D20 Лист1.G8:Лист1.G8 Лист1.G9:Лист1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3.593cm" svg:y="10.846cm">
            <draw:object draw:notify-on-update-of-ranges="Лист1.D8:Лист1.D8 Лист1.D9:Лист1.D20 Лист1.E8:Лист1.E8 Лист1.E9:Лист1.E20 Лист1.D8:Лист1.D8 Лист1.D9:Лист1.D20 Лист1.F8:Лист1.F8 Лист1.F9:Лист1.F20 Лист1.D8:Лист1.D8 Лист1.D9:Лист1.D20 Лист1.G8:Лист1.G8 Лист1.G9:Лист1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2" office:value-type="float" office:value="100000" calcext:value-type="float">
            <text:p>10000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Вариант реализации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>
            <text:p>regex</text:p>
          </table:table-cell>
          <table:table-cell table:style-name="ce2" office:value-type="string" calcext:value-type="string">
            <text:p>SMC</text:p>
          </table:table-cell>
          <table:table-cell table:style-name="ce2" office:value-type="string" calcext:value-type="string">
            <text:p>lex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12">
            <text:p>Количество символов в одной строке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0378" calcext:value-type="float">
            <text:p>0,00260378</text:p>
          </table:table-cell>
          <table:table-cell office:value-type="float" office:value="0.0000783055" calcext:value-type="float">
            <text:p>0,0000783055</text:p>
          </table:table-cell>
          <table:table-cell office:value-type="float" office:value="0.0000123362" calcext:value-type="float">
            <text:p>0,0000123362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5000" calcext:value-type="float">
            <text:p>5000</text:p>
          </table:table-cell>
          <table:table-cell office:value-type="float" office:value="0.0033535" calcext:value-type="float">
            <text:p>0,0033535</text:p>
          </table:table-cell>
          <table:table-cell office:value-type="float" office:value="0.000353198" calcext:value-type="float">
            <text:p>0,000353198</text:p>
          </table:table-cell>
          <table:table-cell office:value-type="float" office:value="0.0000341433" calcext:value-type="float">
            <text:p>0,0000341433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10000" calcext:value-type="float">
            <text:p>10000</text:p>
          </table:table-cell>
          <table:table-cell office:value-type="float" office:value="0.00485591" calcext:value-type="float">
            <text:p>0,00485591</text:p>
          </table:table-cell>
          <table:table-cell office:value-type="float" office:value="0.000699583" calcext:value-type="float">
            <text:p>0,000699583</text:p>
          </table:table-cell>
          <table:table-cell office:value-type="float" office:value="0.0000663029" calcext:value-type="float">
            <text:p>0,0000663029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20000" calcext:value-type="float">
            <text:p>20000</text:p>
          </table:table-cell>
          <table:table-cell office:value-type="float" office:value="0.00706992" calcext:value-type="float">
            <text:p>0,00706992</text:p>
          </table:table-cell>
          <table:table-cell office:value-type="float" office:value="0.00138318" calcext:value-type="float">
            <text:p>0,00138318</text:p>
          </table:table-cell>
          <table:table-cell office:value-type="float" office:value="0.000115941" calcext:value-type="float">
            <text:p>0,000115941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30000" calcext:value-type="float">
            <text:p>30000</text:p>
          </table:table-cell>
          <table:table-cell office:value-type="float" office:value="0.0102972" calcext:value-type="float">
            <text:p>0,0102972</text:p>
          </table:table-cell>
          <table:table-cell office:value-type="float" office:value="0.00212218" calcext:value-type="float">
            <text:p>0,00212218</text:p>
          </table:table-cell>
          <table:table-cell office:value-type="float" office:value="0.000194677" calcext:value-type="float">
            <text:p>0,000194677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40000" calcext:value-type="float">
            <text:p>40000</text:p>
          </table:table-cell>
          <table:table-cell office:value-type="float" office:value="0.012677" calcext:value-type="float">
            <text:p>0,012677</text:p>
          </table:table-cell>
          <table:table-cell office:value-type="float" office:value="0.00279079" calcext:value-type="float">
            <text:p>0,00279079</text:p>
          </table:table-cell>
          <table:table-cell office:value-type="float" office:value="0.00025117" calcext:value-type="float">
            <text:p>0,00025117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50000" calcext:value-type="float">
            <text:p>50000</text:p>
          </table:table-cell>
          <table:table-cell office:value-type="float" office:value="0.0147744" calcext:value-type="float">
            <text:p>0,0147744</text:p>
          </table:table-cell>
          <table:table-cell office:value-type="float" office:value="0.00371745" calcext:value-type="float">
            <text:p>0,00371745</text:p>
          </table:table-cell>
          <table:table-cell office:value-type="float" office:value="0.000297435" calcext:value-type="float">
            <text:p>0,000297435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60000" calcext:value-type="float">
            <text:p>60000</text:p>
          </table:table-cell>
          <table:table-cell office:value-type="float" office:value="0.0153701" calcext:value-type="float">
            <text:p>0,0153701</text:p>
          </table:table-cell>
          <table:table-cell office:value-type="float" office:value="0.00440222" calcext:value-type="float">
            <text:p>0,00440222</text:p>
          </table:table-cell>
          <table:table-cell office:value-type="float" office:value="0.000335041" calcext:value-type="float">
            <text:p>0,000335041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70000" calcext:value-type="float">
            <text:p>70000</text:p>
          </table:table-cell>
          <table:table-cell office:value-type="float" office:value="0.0203963" calcext:value-type="float">
            <text:p>0,0203963</text:p>
          </table:table-cell>
          <table:table-cell office:value-type="float" office:value="0.00498081" calcext:value-type="float">
            <text:p>0,00498081</text:p>
          </table:table-cell>
          <table:table-cell office:value-type="float" office:value="0.000404851" calcext:value-type="float">
            <text:p>0,000404851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80000" calcext:value-type="float">
            <text:p>80000</text:p>
          </table:table-cell>
          <table:table-cell office:value-type="float" office:value="0.0200593" calcext:value-type="float">
            <text:p>0,0200593</text:p>
          </table:table-cell>
          <table:table-cell office:value-type="float" office:value="0.00564499" calcext:value-type="float">
            <text:p>0,00564499</text:p>
          </table:table-cell>
          <table:table-cell office:value-type="float" office:value="0.000448288" calcext:value-type="float">
            <text:p>0,000448288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90000" calcext:value-type="float">
            <text:p>90000</text:p>
          </table:table-cell>
          <table:table-cell office:value-type="float" office:value="0.0264377" calcext:value-type="float">
            <text:p>0,0264377</text:p>
          </table:table-cell>
          <table:table-cell office:value-type="float" office:value="0.00630587" calcext:value-type="float">
            <text:p>0,00630587</text:p>
          </table:table-cell>
          <table:table-cell office:value-type="float" office:value="0.000514049" calcext:value-type="float">
            <text:p>0,000514049</text:p>
          </table:table-cell>
        </table:table-row>
        <table:table-row table:style-name="ro1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office:value-type="float" office:value="0.0277765" calcext:value-type="float">
            <text:p>0,0277765</text:p>
          </table:table-cell>
          <table:table-cell office:value-type="float" office:value="0.00695193" calcext:value-type="float">
            <text:p>0,00695193</text:p>
          </table:table-cell>
          <table:table-cell office:value-type="float" office:value="0.000566777" calcext:value-type="float">
            <text:p>0,000566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01:43:21.822444449</meta:creation-date>
    <dc:date>2026-03-03T02:14:22.906920859</dc:date>
    <meta:editing-duration>PT51S</meta:editing-duration>
    <meta:editing-cycles>1</meta:editing-cycles>
    <meta:document-statistic meta:table-count="1" meta:cell-count="54" meta:object-count="4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74cm" svg:y="0.316cm" chart:style-name="ch2">
          <text:p> SMC</text:p>
        </chart:title>
        <chart:legend chart:legend-position="end" svg:x="13.915cm" svg:y="4.201cm" style:legend-expansion="high" chart:style-name="ch3"/>
        <chart:plot-area chart:style-name="ch4" table:cell-range-address="Лист1.D9:Лист1.D20 Лист1.F8:Лист1.F20" chart:data-source-has-labels="row" svg:x="1.331cm" svg:y="1.275cm" svg:width="12.264cm" svg:height="6.564cm">
          <chart:coordinate-region svg:x="2.429cm" svg:y="1.474cm" svg:width="10.595cm" svg:height="5.718cm"/>
          <chart:axis chart:dimension="x" chart:name="primary-x" chart:style-name="ch5">
            <chart:title svg:x="6.414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08cm" chart:style-name="ch8">
              <text:p>Время, пкс</text:p>
            </chart:title>
            <chart:grid chart:style-name="ch9" chart:class="major"/>
          </chart:axis>
          <chart:series chart:style-name="ch10" chart:values-cell-range-address="Лист1.F9:Лист1.F20" chart:label-cell-address="Лист1.F8:Лист1.F8" chart:class="chart:scatter">
            <chart:domain table:cell-range-address="Лист1.D9:Лист1.D2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SMC</text:p>
                <draw:g>
                  <svg:desc>Лист1.F8:Лист1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0.0000783055">
                <text:p>0.0000783055</text:p>
                <draw:g>
                  <svg:desc>Лист1.F9:Лист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353198">
                <text:p>0.000353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699583">
                <text:p>0.000699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00138318">
                <text:p>0.00138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0.00212218">
                <text:p>0.00212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0.00279079">
                <text:p>0.00279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00371745">
                <text:p>0.00371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0.00440222">
                <text:p>0.00440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0.00498081">
                <text:p>0.00498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0.00564499">
                <text:p>0.00564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0.00630587">
                <text:p>0.00630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0.00695193">
                <text:p>0.00695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6cm" svg:y="0.316cm" chart:style-name="ch2">
          <text:p>Lex</text:p>
        </chart:title>
        <chart:legend chart:legend-position="end" svg:x="14.233cm" svg:y="4.201cm" style:legend-expansion="high" chart:style-name="ch3"/>
        <chart:plot-area chart:style-name="ch4" table:cell-range-address="Лист1.D9:Лист1.D20 Лист1.G8:Лист1.G20" chart:data-source-has-labels="row" svg:x="1.331cm" svg:y="1.275cm" svg:width="12.582cm" svg:height="6.564cm">
          <chart:coordinate-region svg:x="2.614cm" svg:y="1.475cm" svg:width="10.728cm" svg:height="5.717cm"/>
          <chart:axis chart:dimension="x" chart:name="primary-x" chart:style-name="ch5">
            <chart:title svg:x="6.573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08cm" chart:style-name="ch8">
              <text:p>Время, пкс</text:p>
            </chart:title>
            <chart:grid chart:style-name="ch9" chart:class="major"/>
          </chart:axis>
          <chart:series chart:style-name="ch10" chart:values-cell-range-address="Лист1.G9:Лист1.G20" chart:label-cell-address="Лист1.G8:Лист1.G8" chart:class="chart:scatter">
            <chart:domain table:cell-range-address="Лист1.D9:Лист1.D2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lex</text:p>
                <draw:g>
                  <svg:desc>Лист1.G8:Лист1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0.0000123362">
                <text:p>0.0000123362</text:p>
                <draw:g>
                  <svg:desc>Лист1.G9:Лист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341433">
                <text:p>0.0000341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663029">
                <text:p>0.0000663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000115941">
                <text:p>0.000115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0.000194677">
                <text:p>0.000194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0.00025117">
                <text:p>0.00025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000297435">
                <text:p>0.000297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0.000335041">
                <text:p>0.000335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0.000404851">
                <text:p>0.000404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0.000448288">
                <text:p>0.000448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0.000514049">
                <text:p>0.000514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0.000566777">
                <text:p>0.000566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Сравнение</text:p>
        </chart:title>
        <chart:legend chart:legend-position="end" svg:x="13.809cm" svg:y="3.703cm" style:legend-expansion="high" chart:style-name="ch3"/>
        <chart:plot-area chart:style-name="ch4" table:cell-range-address="Лист1.D8:Лист1.G20" chart:data-source-has-labels="row" svg:x="1.331cm" svg:y="1.275cm" svg:width="12.158cm" svg:height="6.564cm">
          <chart:coordinate-region svg:x="2.429cm" svg:y="1.474cm" svg:width="10.49cm" svg:height="5.718cm"/>
          <chart:axis chart:dimension="x" chart:name="primary-x" chart:style-name="ch5">
            <chart:title svg:x="6.361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08cm" chart:style-name="ch8">
              <text:p>Время, пкс</text:p>
            </chart:title>
            <chart:grid chart:style-name="ch9" chart:class="major"/>
          </chart:axis>
          <chart:series chart:style-name="ch10" chart:values-cell-range-address="Лист1.E9:Лист1.E20" chart:label-cell-address="Лист1.E8:Лист1.E8" chart:class="chart:scatter">
            <chart:domain table:cell-range-address="Лист1.D9:Лист1.D20"/>
            <chart:data-point chart:repeated="12"/>
          </chart:series>
          <chart:series chart:style-name="ch11" chart:values-cell-range-address="Лист1.F9:Лист1.F20" chart:label-cell-address="Лист1.F8:Лист1.F8" chart:class="chart:scatter">
            <chart:data-point chart:repeated="12"/>
          </chart:series>
          <chart:series chart:style-name="ch12" chart:values-cell-range-address="Лист1.G9:Лист1.G20" chart:label-cell-address="Лист1.G8:Лист1.G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regex</text:p>
                <draw:g>
                  <svg:desc>Лист1.E8:Лист1.E8</svg:desc>
                </draw:g>
              </table:table-cell>
              <table:table-cell office:value-type="string">
                <text:p>SMC</text:p>
                <draw:g>
                  <svg:desc>Лист1.F8:Лист1.F8</svg:desc>
                </draw:g>
              </table:table-cell>
              <table:table-cell office:value-type="string">
                <text:p>lex</text:p>
                <draw:g>
                  <svg:desc>Лист1.G8:Лист1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0.00260378">
                <text:p>0.00260378</text:p>
                <draw:g>
                  <svg:desc>Лист1.E9:Лист1.E20</svg:desc>
                </draw:g>
              </table:table-cell>
              <table:table-cell office:value-type="float" office:value="0.0000783055">
                <text:p>0.0000783055</text:p>
                <draw:g>
                  <svg:desc>Лист1.F9:Лист1.F20</svg:desc>
                </draw:g>
              </table:table-cell>
              <table:table-cell office:value-type="float" office:value="0.0000123362">
                <text:p>0.0000123362</text:p>
                <draw:g>
                  <svg:desc>Лист1.G9:Лист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3535">
                <text:p>0.0033535</text:p>
              </table:table-cell>
              <table:table-cell office:value-type="float" office:value="0.000353198">
                <text:p>0.000353198</text:p>
              </table:table-cell>
              <table:table-cell office:value-type="float" office:value="0.0000341433">
                <text:p>0.0000341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485591">
                <text:p>0.00485591</text:p>
              </table:table-cell>
              <table:table-cell office:value-type="float" office:value="0.000699583">
                <text:p>0.000699583</text:p>
              </table:table-cell>
              <table:table-cell office:value-type="float" office:value="0.0000663029">
                <text:p>0.0000663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00706992">
                <text:p>0.00706992</text:p>
              </table:table-cell>
              <table:table-cell office:value-type="float" office:value="0.00138318">
                <text:p>0.00138318</text:p>
              </table:table-cell>
              <table:table-cell office:value-type="float" office:value="0.000115941">
                <text:p>0.000115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0.0102972">
                <text:p>0.0102972</text:p>
              </table:table-cell>
              <table:table-cell office:value-type="float" office:value="0.00212218">
                <text:p>0.00212218</text:p>
              </table:table-cell>
              <table:table-cell office:value-type="float" office:value="0.000194677">
                <text:p>0.000194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0.012677">
                <text:p>0.012677</text:p>
              </table:table-cell>
              <table:table-cell office:value-type="float" office:value="0.00279079">
                <text:p>0.00279079</text:p>
              </table:table-cell>
              <table:table-cell office:value-type="float" office:value="0.00025117">
                <text:p>0.00025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0147744">
                <text:p>0.0147744</text:p>
              </table:table-cell>
              <table:table-cell office:value-type="float" office:value="0.00371745">
                <text:p>0.00371745</text:p>
              </table:table-cell>
              <table:table-cell office:value-type="float" office:value="0.000297435">
                <text:p>0.000297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0.0153701">
                <text:p>0.0153701</text:p>
              </table:table-cell>
              <table:table-cell office:value-type="float" office:value="0.00440222">
                <text:p>0.00440222</text:p>
              </table:table-cell>
              <table:table-cell office:value-type="float" office:value="0.000335041">
                <text:p>0.000335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0.0203963">
                <text:p>0.0203963</text:p>
              </table:table-cell>
              <table:table-cell office:value-type="float" office:value="0.00498081">
                <text:p>0.00498081</text:p>
              </table:table-cell>
              <table:table-cell office:value-type="float" office:value="0.000404851">
                <text:p>0.000404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0.0200593">
                <text:p>0.0200593</text:p>
              </table:table-cell>
              <table:table-cell office:value-type="float" office:value="0.00564499">
                <text:p>0.00564499</text:p>
              </table:table-cell>
              <table:table-cell office:value-type="float" office:value="0.000448288">
                <text:p>0.000448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0.0264377">
                <text:p>0.0264377</text:p>
              </table:table-cell>
              <table:table-cell office:value-type="float" office:value="0.00630587">
                <text:p>0.00630587</text:p>
              </table:table-cell>
              <table:table-cell office:value-type="float" office:value="0.000514049">
                <text:p>0.000514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0.0277765">
                <text:p>0.0277765</text:p>
              </table:table-cell>
              <table:table-cell office:value-type="float" office:value="0.00695193">
                <text:p>0.00695193</text:p>
              </table:table-cell>
              <table:table-cell office:value-type="float" office:value="0.000566777">
                <text:p>0.0005667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Regex</text:p>
        </chart:title>
        <chart:legend chart:legend-position="end" svg:x="13.809cm" svg:y="4.201cm" style:legend-expansion="high" chart:style-name="ch3"/>
        <chart:plot-area chart:style-name="ch4" table:cell-range-address="Лист1.D8:Лист1.E20" chart:data-source-has-labels="row" svg:x="1.331cm" svg:y="1.275cm" svg:width="12.158cm" svg:height="6.564cm">
          <chart:coordinate-region svg:x="2.429cm" svg:y="1.474cm" svg:width="10.49cm" svg:height="5.718cm"/>
          <chart:axis chart:dimension="x" chart:name="primary-x" chart:style-name="ch5">
            <chart:title svg:x="6.361cm" svg:y="8.019cm" chart:style-name="ch6">
              <text:p>Длина строки</text:p>
            </chart:title>
          </chart:axis>
          <chart:axis chart:dimension="y" chart:name="primary-y" chart:style-name="ch7">
            <chart:title svg:x="0.451cm" svg:y="5.408cm" chart:style-name="ch8">
              <text:p>Время, пкс</text:p>
            </chart:title>
            <chart:grid chart:style-name="ch9" chart:class="major"/>
          </chart:axis>
          <chart:series chart:style-name="ch10" chart:values-cell-range-address="Лист1.E9:Лист1.E20" chart:label-cell-address="Лист1.E8:Лист1.E8" chart:class="chart:scatter">
            <chart:domain table:cell-range-address="Лист1.D9:Лист1.D2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regex</text:p>
                <draw:g>
                  <svg:desc>Лист1.E8:Лист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Лист1.D9:Лист1.D20</svg:desc>
                </draw:g>
              </table:table-cell>
              <table:table-cell office:value-type="float" office:value="0.00260378">
                <text:p>0.00260378</text:p>
                <draw:g>
                  <svg:desc>Лист1.E9:Лист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3535">
                <text:p>0.0033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485591">
                <text:p>0.00485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00706992">
                <text:p>0.0070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0.0102972">
                <text:p>0.0102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0.012677">
                <text:p>0.012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0147744">
                <text:p>0.0147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0.0153701">
                <text:p>0.0153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0.0203963">
                <text:p>0.0203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0.0200593">
                <text:p>0.0200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0.0264377">
                <text:p>0.0264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0.0277765">
                <text:p>0.02777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